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5.499cm" fo:margin-left="0.259cm" table:align="left" style:writing-mode="lr-tb"/>
    </style:style>
    <style:style style:name="Table1.A" style:family="table-column">
      <style:table-column-properties style:column-width="15.499cm"/>
    </style:style>
    <style:style style:name="Table1.1" style:family="table-row">
      <style:table-row-properties style:min-row-height="0.261cm" style:keep-together="true" fo:keep-together="auto"/>
    </style:style>
    <style:style style:name="Table1.A1" style:family="table-cell">
      <style:table-cell-properties style:vertical-align="bottom" fo:background-color="transparent" fo:padding-left="0.123cm" fo:padding-right="0.123cm" fo:padding-top="0cm" fo:padding-bottom="0cm" fo:border="none" style:writing-mode="lr-tb">
        <style:background-image/>
      </style:table-cell-properties>
    </style:style>
    <style:style style:name="Table1.2" style:family="table-row">
      <style:table-row-properties style:min-row-height="0.855cm" style:keep-together="true" fo:keep-together="auto"/>
    </style:style>
    <style:style style:name="Table1.A2" style:family="table-cell">
      <style:table-cell-properties style:vertical-align="middle" fo:background-color="transparent" fo:padding-left="0.123cm" fo:padding-right="0.123cm" fo:padding-top="0cm" fo:padding-bottom="0cm" fo:border="none" style:writing-mode="lr-tb">
        <style:background-image/>
      </style:table-cell-properties>
    </style:style>
    <style:style style:name="P1" style:family="paragraph" style:parent-style-name="Text_20_body">
      <style:paragraph-properties fo:margin-top="0cm" fo:margin-bottom="0cm" fo:line-height="100%" fo:text-align="justify" style:justify-single-word="false" style:snap-to-layout-grid="false"/>
    </style:style>
    <style:style style:name="P2" style:family="paragraph" style:parent-style-name="Standard">
      <style:paragraph-properties fo:margin-top="0cm" fo:margin-bottom="0cm" fo:line-height="100%" style:snap-to-layout-grid="false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 fo:break-before="page"/>
      <style:text-properties fo:font-size="14pt" style:font-size-asian="14pt" style:font-size-complex="14pt"/>
    </style:style>
    <style:style style:name="P9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8">POLITECHNIKA KOSZALIŃSKA</text:p>
            <text:p text:style-name="P3">WYDZIAŁ ELEKTRONIKI I INFORMATYKI</text:p>
            <text:p text:style-name="P3">KATEDRA INŻYNIERII KOMPUTEROWEJ</text:p>
            <text:p text:style-name="Standard"/>
            <text:p text:style-name="Standard"/>
            <text:p text:style-name="Standard"/>
            <text:p text:style-name="Standard"/>
            <text:p text:style-name="P4">PRACA DYPLOMOWA INŻYNIERSKA</text:p>
            <text:p text:style-name="P4"/>
            <text:p text:style-name="P4"/>
            <text:p text:style-name="P5"><text:bookmark-start text:name="DDE_LINK"/>Dedykowany klient VoIP do wspomagania kontroli i organizowania pracy przedstawicieli handlowych (sprzedawców telefonicznych).<text:bookmark-end text:name="DDE_LINK"/></text:p>
            <text:p text:style-name="P4"/>
            <text:p text:style-name="P5">Daniel Dettlaff</text:p>
            <text:p text:style-name="Standard"/>
            <text:p text:style-name="Standard"/>
            <text:p text:style-name="P6">Rodzaj studiów:</text:p>
            <text:p text:style-name="P7">Stacjonarne</text:p>
            <text:p text:style-name="P6">Kierunek:</text:p>
            <text:p text:style-name="P7">Informatyka</text:p>
            <text:p text:style-name="P6">Specjalność:</text:p>
            <text:p text:style-name="P7">Programowanie Komputerów i Sieci Informatyczne</text:p>
            <text:p text:style-name="Standard"/>
            <text:p text:style-name="P6">Promotor:</text:p>
            <text:p text:style-name="P7">dr inż. Walery SUSŁOW</text:p>
            <text:p text:style-name="P7"/>
            <text:p text:style-name="P7">Koszalin 2008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style:page-number="auto"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next-style-name="Text_20_body" style:class="extra">
      <style:paragraph-properties fo:margin-top="0.423cm" fo:margin-bottom="0.212cm" fo:background-color="transparent" fo:padding="0cm" fo:border-left="none" fo:border-right="none" fo:border-top="none" fo:border-bottom="0.035cm solid #000000" style:shadow="none" fo:keep-with-next="always">
        <style:tab-stops/>
        <style:background-image/>
      </style:paragraph-properties>
      <style:text-properties style:font-name="Arial" fo:font-size="11pt" style:font-name-asian="DejaVu Sans" style:font-size-asian="14pt" style:font-name-complex="DejaVu Sans" style:font-size-complex="14pt"/>
    </style:style>
    <style:style style:name="Heading_20_3" style:display-name="Heading 3" style:family="paragraph" style:parent-style-name="Header" style:next-style-name="Text_20_body" style:class="text">
      <style:text-properties fo:color="#000000" style:font-name="Times New Roman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code_20_paste" style:display-name="code paste" style:family="paragraph" style:parent-style-name="Standard" style:list-style-name="" style:master-page-name="">
      <style:paragraph-properties fo:line-height="150%" fo:text-align="start" style:justify-single-word="false" style:page-number="auto" fo:background-color="transparent" fo:padding="0cm" fo:border="none" style:shadow="none">
        <style:tab-stops/>
        <style:background-image/>
      </style:paragraph-properties>
      <style:text-properties fo:color="#000000" style:font-name="DejaVu Sans Mono1" fo:font-size="7pt" style:font-size-asian="7pt" style:font-size-complex="7pt"/>
    </style:style>
    <style:style style:name="wypunktowanie" style:family="paragraph" style:parent-style-name="Standard" style:master-page-name="">
      <style:paragraph-properties fo:margin-left="1.27cm" fo:margin-right="0.508cm" fo:margin-top="0.254cm" fo:margin-bottom="0cm" fo:line-height="150%" fo:text-indent="0cm" style:auto-text-indent="false" style:page-number="auto"/>
      <style:text-properties fo:color="#000000" style:font-name="Times New Roman1" fo:font-weight="normal" style:font-size-asian="10.5pt" style:font-weight-asian="normal" style:font-weight-complex="normal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52cm" fo:margin-bottom="0.21cm"/>
      <style:text-properties fo:color="#000000" fo:font-size="14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1" style:display-name="Heading 1" style:family="paragraph" style:parent-style-name="Heading" style:next-style-name="Text_20_body" style:class="text">
      <style:paragraph-properties fo:margin-top="1.221cm" fo:margin-bottom="0.21cm"/>
      <style:text-properties fo:color="#000000"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kapit_20_standardowy" style:display-name="akapit standardowy" style:family="paragraph" style:parent-style-name="Standard" style:master-page-name="">
      <style:paragraph-properties fo:margin-left="0cm" fo:margin-right="0cm" fo:margin-top="0.508cm" fo:margin-bottom="0cm" fo:text-align="justify" style:justify-single-word="false" fo:text-indent="1.231cm" style:auto-text-indent="false" style:page-number="auto" style:shadow="none">
        <style:tab-stops/>
      </style:paragraph-properties>
      <style:text-properties fo:color="#000000" style:font-size-asian="10.5pt"/>
    </style:style>
    <style:style style:name="code_20_paste_20_table_20_header" style:display-name="code paste table header" style:family="paragraph" style:parent-style-name="code_20_paste">
      <style:text-properties fo:color="#000000" fo:font-size="8pt" fo:font-style="oblique"/>
    </style:style>
    <style:style style:name="Footer" style:family="paragraph" style:parent-style-name="Standard" style:list-style-name="" style:class="extra" style:master-page-name="">
      <style:paragraph-properties style:page-number="auto" fo:background-color="transparent" fo:padding="0cm" fo:border-left="none" fo:border-right="none" fo:border-top="0.035cm solid #000000" fo:border-bottom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  <style:background-image/>
      </style:paragraph-properties>
      <style:text-properties fo:font-size="11pt"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Daniel Dettlaff</meta:initial-creator>
    <meta:creation-date>2008-09-14T23:09:33</meta:creation-date>
    <dc:date>2008-09-27T15:55:42</dc:date>
    <meta:editing-cycles>5</meta:editing-cycles>
    <meta:editing-duration>PT22M47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5" meta:word-count="45" meta:character-count="403"/>
  </office:meta>
</office:document-meta>
</file>